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2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2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44cm" svg:height="2.944cm" svg:x="5.531cm" svg:y="1.53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45cm" svg:height="2.944cm" svg:x="13.123cm" svg:y="1.535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944cm" svg:height="2.944cm" svg:x="5.535cm" svg:y="7.383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479cm" svg:y1="8.855cm" svg:x2="13.123cm" svg:y2="8.858cm" draw:start-shape="id1" draw:start-glue-point="1" draw:end-shape="id2" svg:d="M8479 8855l4644 3" svg:viewBox="0 0 4645 4">
          <text:p/>
        </draw:connector>
        <draw:custom-shape draw:style-name="gr4" draw:text-style-name="P2" xml:id="id2" draw:id="id2" draw:layer="layout" svg:width="2.945cm" svg:height="2.946cm" svg:x="13.123cm" svg:y="7.38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945cm" svg:height="2.944cm" svg:x="13.123cm" svg:y="13.182cm">
          <text:p text:style-name="P1"><text:span text:style-name="T1">ItemTyp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007cm" svg:y1="7.383cm" svg:x2="7.003cm" svg:y2="4.479cm" draw:start-shape="id1" draw:end-shape="id3" draw:end-glue-point="2" svg:d="M7007 7383l-4-2904" svg:viewBox="0 0 5 2905">
          <text:p/>
        </draw:connector>
        <draw:connector draw:style-name="gr3" draw:text-style-name="P1" draw:layer="layout" draw:type="line" svg:x1="14.595cm" svg:y1="4.479cm" svg:x2="14.595cm" svg:y2="7.385cm" draw:start-shape="id4" draw:end-shape="id2" draw:end-glue-point="0" svg:d="M14595 4479v2906" svg:viewBox="0 0 1 2907">
          <text:p/>
        </draw:connector>
        <draw:custom-shape draw:style-name="gr5" draw:text-style-name="P2" xml:id="id5" draw:id="id5" draw:layer="layout" svg:width="3.006cm" svg:height="2.923cm" svg:x="20.299cm" svg:y="7.399cm">
          <text:p text:style-name="P1"><text:span text:style-name="T1">PAT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68cm" svg:y1="8.858cm" svg:x2="20.299cm" svg:y2="8.86cm" draw:start-shape="id2" draw:end-shape="id5" draw:end-glue-point="3" svg:d="M16068 8858l4231 2" svg:viewBox="0 0 4232 3">
          <text:p/>
        </draw:connector>
        <draw:custom-shape draw:style-name="gr6" draw:text-style-name="P1" draw:layer="layout" svg:width="0.889cm" svg:height="0.889cm" svg:x="19.375cm" svg:y="8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1.455cm" svg:height="0.962cm" svg:x="15.969cm" svg:y="8.103cm">
          <draw:text-box>
            <text:p>1..*</text:p>
          </draw:text-box>
        </draw:frame>
        <draw:frame draw:style-name="gr7" draw:layer="layout" svg:width="1.455cm" svg:height="0.962cm" svg:x="11.87cm" svg:y="8.103cm">
          <draw:text-box>
            <text:p>1..*</text:p>
          </draw:text-box>
        </draw:frame>
        <draw:connector draw:style-name="gr8" draw:text-style-name="P1" draw:layer="layout" draw:type="line" svg:x1="14.595cm" svg:y1="13.182cm" svg:x2="14.595cm" svg:y2="10.331cm" draw:start-shape="id6" draw:start-glue-point="0" draw:end-shape="id2" draw:end-glue-point="2" svg:d="M14595 13182v-2851" svg:viewBox="0 0 1 2852">
          <text:p/>
        </draw:connector>
        <draw:custom-shape draw:style-name="gr6" draw:text-style-name="P1" draw:layer="layout" svg:width="0.889cm" svg:height="0.889cm" svg:x="14.139cm" svg:y="4.4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1.455cm" svg:height="0.962cm" svg:x="14.47cm" svg:y="6.603cm">
          <draw:text-box>
            <text:p>1..*</text:p>
          </draw:text-box>
        </draw:frame>
        <draw:custom-shape draw:style-name="gr6" draw:text-style-name="P1" draw:layer="layout" svg:width="0.889cm" svg:height="0.889cm" svg:x="8.511cm" svg:y="8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1.455cm" svg:height="0.962cm" svg:x="5.572cm" svg:y="4.603cm">
          <draw:text-box>
            <text:p>1..*</text:p>
          </draw:text-box>
        </draw:frame>
        <draw:frame draw:style-name="gr9" draw:layer="layout" svg:width="0.853cm" svg:height="0.962cm" svg:x="6.173cm" svg:y="6.603cm">
          <draw:text-box>
            <text:p>1</text:p>
          </draw:text-box>
        </draw:frame>
        <draw:frame draw:style-name="gr10" draw:text-style-name="P3" draw:layer="layout" svg:width="3cm" svg:height="1.673cm" svg:x="7.032cm" svg:y="5.189cm">
          <draw:text-box>
            <text:p><text:span text:style-name="T2">A Customer </text:span></text:p>
            <text:p><text:span text:style-name="T2">can have </text:span></text:p>
            <text:p><text:span text:style-name="T2">Many Loans</text:span></text:p>
          </draw:text-box>
        </draw:frame>
        <draw:frame draw:style-name="gr11" draw:text-style-name="P3" draw:layer="layout" svg:width="2.932cm" svg:height="1.661cm" svg:x="8.732cm" svg:y="9.19cm">
          <draw:text-box>
            <text:p><text:span text:style-name="T2">A Loan </text:span></text:p>
            <text:p><text:span text:style-name="T2">can have </text:span></text:p>
            <text:p><text:span text:style-name="T2">many Item's</text:span></text:p>
          </draw:text-box>
        </draw:frame>
        <draw:frame draw:style-name="gr12" draw:text-style-name="P3" draw:layer="layout" svg:width="2.83cm" svg:height="1.673cm" svg:x="15.034cm" svg:y="5.192cm">
          <draw:text-box>
            <text:p><text:span text:style-name="T2">A Location </text:span></text:p>
            <text:p><text:span text:style-name="T2">can have </text:span></text:p>
            <text:p><text:span text:style-name="T2">many Items</text:span></text:p>
          </draw:text-box>
        </draw:frame>
        <draw:frame draw:style-name="gr13" draw:text-style-name="P3" draw:layer="layout" svg:width="2.932cm" svg:height="1.661cm" svg:x="17.234cm" svg:y="9.194cm">
          <draw:text-box>
            <text:p><text:span text:style-name="T2">A PAT Test</text:span></text:p>
            <text:p><text:span text:style-name="T2">can have </text:span></text:p>
            <text:p><text:span text:style-name="T2">many Item's</text:span></text:p>
          </draw:text-box>
        </draw:frame>
        <draw:frame draw:style-name="gr14" draw:layer="layout" svg:width="0.502cm" svg:height="1.187cm" svg:x="19.796cm" svg:y="14.589cm">
          <draw:text-box>
            <text:p/>
          </draw:text-box>
        </draw:frame>
        <draw:frame draw:style-name="gr15" draw:text-style-name="P3" draw:layer="layout" svg:width="2.898cm" svg:height="1.673cm" svg:x="11.434cm" svg:y="10.794cm">
          <draw:text-box>
            <text:p><text:span text:style-name="T2">An Item has</text:span></text:p>
            <text:p><text:span text:style-name="T2">a specific </text:span></text:p>
            <text:p><text:span text:style-name="T2">Item 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8:40:26.396735000</meta:creation-date>
    <dc:date>2015-01-14T16:23:41.346604000</dc:date>
    <meta:editing-duration>PT20M18S</meta:editing-duration>
    <meta:editing-cycles>6</meta:editing-cycles>
    <meta:generator>LibreOffice/4.3.5.2$MacOSX_x86 LibreOffice_project/3a87456aaa6a95c63eea1c1b3201acedf0751bd5</meta:generator>
    <meta:document-statistic meta:object-count="25"/>
  </office:meta>
</office:document-meta>
</file>